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fo:font-variant="normal" fo:text-transform="none" fo:color="#000000" style:font-name="Times" fo:font-size="14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variant="normal" fo:text-transform="none" fo:color="#000000" style:font-name="Times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" fo:font-size="14pt" fo:letter-spacing="normal" fo:font-style="normal" fo:font-weight="normal"/>
    </style:style>
    <style:style style:name="P6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000000" style:font-name="Times" fo:letter-spacing="normal" fo:font-style="normal"/>
    </style:style>
    <style:style style:name="P7" style:family="paragraph" style:parent-style-name="Heading_20_4">
      <style:paragraph-properties fo:margin-left="0in" fo:margin-right="0in" fo:text-indent="0in" style:auto-text-indent="false"/>
      <style:text-properties fo:font-variant="normal" fo:text-transform="none" fo:color="#000000" style:font-name="Times" fo:font-size="14pt" fo:letter-spacing="normal" fo:font-style="normal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text-properties fo:font-variant="normal" fo:text-transform="none" fo:color="#000000" style:font-name="Times" fo:font-size="14pt" fo:letter-spacing="normal" fo:font-style="normal" fo:font-weight="normal"/>
    </style:style>
    <style:style style:name="P11" style:family="paragraph" style:parent-style-name="Preformatted_20_Text" style:list-style-name="L1">
      <style:paragraph-properties fo:margin-top="0in" fo:margin-bottom="0.1965in" style:contextual-spacing="false"/>
    </style:style>
    <style:style style:name="P12" style:family="paragraph" style:parent-style-name="Preformatted_20_Text" style:list-style-name="L2">
      <style:paragraph-properties fo:margin-top="0in" fo:margin-bottom="0.1965in" style:contextual-spacing="false"/>
      <style:text-properties fo:font-variant="normal" fo:text-transform="none" fo:color="#000000" fo:letter-spacing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COSC 479/592 Assignment 02 Cocoa Touch - Car Review App</text:h>
      <text:h text:style-name="P7" text:outline-level="4">Due: March 13, 2014 Collected by dropbox</text:h>
      <text:h text:style-name="P7" text:outline-level="4">Objective</text:h>
      <text:p text:style-name="P5">Create a polished navigation based app. It use segue and unwind segue to pass data between parent and child views. Property list is used to store the information. </text:p>
      <text:h text:style-name="P7" text:outline-level="4">Requirement</text:h>
      <text:list xml:id="list859466415222747078" text:style-name="L2">
        <text:list-item>
          <text:p text:style-name="P4">First Level View</text:p>
          <text:list>
            <text:list-item>
              <text:p text:style-name="P4">When launched, your app is in a navigation view with title 'Manufactures'</text:p>
            </text:list-item>
            <text:list-item>
              <text:p text:style-name="P4">It has at least two entries -- Ford and GM (you may add more)</text:p>
            </text:list-item>
            <text:list-item>
              <text:p text:style-name="P4">Each item is with the logo</text:p>
            </text:list-item>
            <text:list-item>
              <text:p text:style-name="P4">Each item has a subtitle showing the number of models</text:p>
            </text:list-item>
          </text:list>
        </text:list-item>
        <text:list-item>
          <text:p text:style-name="P4">Second Level View</text:p>
          <text:list>
            <text:list-item>
              <text:p text:style-name="P4">The title is '2014 Models'</text:p>
            </text:list-item>
            <text:list-item>
              <text:p text:style-name="P4">There are at least three car models</text:p>
            </text:list-item>
            <text:list-item>
              <text:p text:style-name="P4">The subtitle shows the rating (yellow hollow stars)</text:p>
            </text:list-item>
            <text:list-item>
              <text:p text:style-name="P4">Each model has an image at the left</text:p>
            </text:list-item>
          </text:list>
        </text:list-item>
        <text:list-item>
          <text:p text:style-name="P4">Third Level View</text:p>
          <text:list>
            <text:list-item>
              <text:p text:style-name="P4">The title is the model name (passed by second level)</text:p>
            </text:list-item>
            <text:list-item>
              <text:p text:style-name="P4">There will be an image of the car</text:p>
            </text:list-item>
            <text:list-item>
              <text:p text:style-name="P4">There will be one or two sentences of car description</text:p>
            </text:list-item>
            <text:list-item>
              <text:p text:style-name="P4">There will be a label of current rating (hollow stars, passed from second level)</text:p>
            </text:list-item>
            <text:list-item>
              <text:p text:style-name="P4">There will be a tableView for updating the rating</text:p>
            </text:list-item>
            <text:list-item>
              <text:p text:style-name="P4">The back button item in the navigation bar will return to the second level</text:p>
            </text:list-item>
            <text:list-item>
              <text:p text:style-name="P4">Rating will be updated for the second level view</text:p>
            </text:list-item>
          </text:list>
        </text:list-item>
        <text:list-item>
          <text:p text:style-name="P4">Challenge -- add new models</text:p>
          <text:list>
            <text:list-item>
              <text:p text:style-name="P4">There is a navigation bar item (add button as '+') at the top right corner of the second level view</text:p>
            </text:list-item>
            <text:list-item>
              <text:p text:style-name="P4">When pressed, an modal view pops up</text:p>
            </text:list-item>
            <text:list-item>
              <text:p text:style-name="P4">The title is 'Add a New Model'</text:p>
            </text:list-item>
            <text:list-item>
              <text:p text:style-name="P4">It allows to enter model name, initial rating, and description info</text:p>
            </text:list-item>
            <text:list-item>
              <text:p text:style-name="P4">Also, the keyboard should disappear when tapping the background</text:p>
            </text:list-item>
            <text:list-item>
              <text:p text:style-name="P4">Left bar button is 'Cancel', right bar button is 'Save'</text:p>
            </text:list-item>
            <text:list-item>
              <text:p text:style-name="P4"><text:soft-page-break/>Both button will return the FIRST level</text:p>
            </text:list-item>
            <text:list-item>
              <text:p text:style-name="P4">If saved, the second view should update the info</text:p>
            </text:list-item>
            <text:list-item>
              <text:p text:style-name="P4">You are free to handel the model image -- either use a fixed one or some preloaded images</text:p>
            </text:list-item>
          </text:list>
        </text:list-item>
        <text:list-item>
          <text:p text:style-name="P4">Challenge</text:p>
          <text:list>
            <text:list-item>
              <text:p text:style-name="P4">When second level view is updated, the number of models in the first level view should also be updated</text:p>
            </text:list-item>
            <text:list-item>
              <text:p text:style-name="P4">Models can be deleted in the second level view -- you may use either swipe or button</text:p>
            </text:list-item>
          </text:list>
        </text:list-item>
        <text:list-item>
          <text:p text:style-name="P4">Challenge -- the second level view passes only an integer back to the first level</text:p>
        </text:list-item>
        <text:list-item>
          <text:p text:style-name="P2">Extra -- after add a model, returns to the second level</text:p>
          <text:p text:style-name="P10">// Identify the selected cell</text:p>
          <text:p text:style-name="P10">NSIndexPath *indexPath = [self.myTableView indexPathForSelectedRow];</text:p>
          <text:p text:style-name="P9"/>
          <text:p text:style-name="P10">// Redraw the selected table view cell</text:p>
          <text:p text:style-name="P10">[self.myTableView reloadRowsAtIndexPaths:@[[NSIndexPath indexPathForRow:indexPath.row inSection:0]] withRowAnimation:UITableViewRowAnimationNone];</text:p>
          <text:p text:style-name="P12"><text:s text:c="16"/></text:p>
        </text:list-item>
        <text:list-item>
          <text:p text:style-name="P2">You are free to design the interfac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22:52:03.750370000</meta:creation-date>
    <dc:date>2014-03-12T19:33:33.591964000</dc:date>
    <meta:editing-duration>PT12H40M52S</meta:editing-duration>
    <meta:editing-cycles>2</meta:editing-cycles>
    <meta:generator>LibreOffice/4.2.1.1$MacOSX_X86_64 LibreOffice_project/d7dbbd7842e6a58b0f521599204e827654e1fb8b</meta:generator>
    <meta:document-statistic meta:table-count="0" meta:image-count="0" meta:object-count="0" meta:page-count="2" meta:paragraph-count="44" meta:word-count="429" meta:character-count="2334" meta:non-whitespace-character-count="1965"/>
  </office:meta>
</office:document-meta>
</file>